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DA00001144F10DDC9DA79827F5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3.173cm" draw:z-index="0"><draw:image xlink:href="Pictures/2000000900005ADA00001144F10DDC9DA79827F5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12:52.001000000</dc:date>
    <meta:editing-duration>PT1M39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